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 officeooo:paragraph-rsid="000fa30a"/>
    </style:style>
    <style:style style:name="T1" style:family="text">
      <style:text-properties officeooo:rsid="000c4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abstract class Shape{</text:p>
      <text:p text:style-name="P2"><text:s text:c="4"/>public abstract void numberofsides();</text:p>
      <text:p text:style-name="P2">}</text:p>
      <text:p text:style-name="P2">class Rectangle extends Shape{</text:p>
      <text:p text:style-name="P2"><text:s text:c="4"/>public void numberofsides(){</text:p>
      <text:p text:style-name="P2"><text:s text:c="8"/>System.out.println("Rectangle has 4 sides");</text:p>
      <text:p text:style-name="P2"><text:s text:c="4"/>}</text:p>
      <text:p text:style-name="P2">}</text:p>
      <text:p text:style-name="P4">class Triangle extends Shape{</text:p>
      <text:p text:style-name="P2"><text:s text:c="4"/>public void numberofsides(){</text:p>
      <text:p text:style-name="P2"><text:s text:c="8"/>System.out.println("Triangle has 3 sides");</text:p>
      <text:p text:style-name="P2"><text:s text:c="4"/>}</text:p>
      <text:p text:style-name="P2">}</text:p>
      <text:p text:style-name="P2">class Hexagon extends Shape{</text:p>
      <text:p text:style-name="P2"><text:s text:c="4"/>public void numberofsides(){</text:p>
      <text:p text:style-name="P2"><text:s text:c="8"/>System.out.println("Hexagon has 6 sides");</text:p>
      <text:p text:style-name="P2"><text:s text:c="4"/>}</text:p>
      <text:p text:style-name="P2">}</text:p>
      <text:p text:style-name="P2">class abstract_shape{</text:p>
      <text:p text:style-name="P2"><text:s text:c="4"/>public static void main(String args[]){</text:p>
      <text:p text:style-name="P2"><text:s text:c="8"/>Rectangle obj1=new Rectangle();</text:p>
      <text:p text:style-name="P2"><text:s text:c="8"/>Triangle obj2=new Triangle();</text:p>
      <text:p text:style-name="P2"><text:s text:c="8"/>Hexagon obj3=new Hexagon();</text:p>
      <text:p text:style-name="P2"><text:s text:c="8"/>obj1.numberofsides();</text:p>
      <text:p text:style-name="P2"><text:s text:c="8"/>obj2.numberofsides();</text:p>
      <text:p text:style-name="P2"><text:s text:c="8"/>obj3.numberofsides();</text:p>
      <text:p text:style-name="P2"><text:s text:c="4"/>}</text:p>
      <text:p text:style-name="P2">}</text:p>
      <text:p text:style-name="P2"/>
      <text:p text:style-name="P1">OUTPUT:</text:p>
      <text:p text:style-name="P1"/>
      <text:p text:style-name="P3">Rectangle has 4 sides</text:p>
      <text:p text:style-name="P3">Triangle has 3 sides</text:p>
      <text:p text:style-name="P3">Hexagon has 6 sid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2T18:45:30.971000000</dc:date>
    <meta:editing-duration>PT23M36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3" meta:word-count="82" meta:character-count="760" meta:non-whitespace-character-count="603"/>
  </office:meta>
</office:document-meta>
</file>